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active</text:p>
          </table:table-cell>
          <table:table-cell office:value-type="string">
            <text:p>task</text:p>
          </table:table-cell>
          <table:table-cell office:value-type="string">
            <text:p>correlationIfMismatch</text:p>
          </table:table-cell>
          <table:table-cell table:number-columns-repeated="17"/>
        </table:table-row>
        <table:table-row table:style-name="ro2">
          <table:table-cell office:value-type="float" office:value="26.8474036">
            <text:p>26,84740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0.948587130209889">
            <text:p>-0,9485871302</text:p>
          </table:table-cell>
          <table:table-cell table:number-columns-repeated="6"/>
          <table:table-cell>
            <draw:frame table:end-cell-address="Tabelle1.R22" table:end-x="1.113cm" table:end-y="0.279cm" draw:z-index="0" draw:style-name="gr1" draw:text-style-name="P1" svg:width="15.999cm" svg:height="8.999cm" svg:x="0.921cm" svg:y="0.313cm">
              <draw:object draw:notify-on-update-of-ranges="Tabelle1.D1:Tabelle1.D24 Tabelle1.D25:Tabelle1.D167 Tabelle1.D25:Tabelle1.D1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float" office:value="30.1090941">
            <text:p>30,10909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175021090430607">
            <text:p>-0,1750210904</text:p>
          </table:table-cell>
          <table:table-cell table:number-columns-repeated="17"/>
        </table:table-row>
        <table:table-row table:style-name="ro2">
          <table:table-cell office:value-type="float" office:value="26.6894824">
            <text:p>26,68948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0.031392289805897">
            <text:p>-0,0313922898</text:p>
          </table:table-cell>
          <table:table-cell table:number-columns-repeated="17"/>
        </table:table-row>
        <table:table-row table:style-name="ro2">
          <table:table-cell office:value-type="float" office:value="32.5791758">
            <text:p>32,57917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-0.000000000792426901874421">
            <text:p>-7,92E-010</text:p>
          </table:table-cell>
          <table:table-cell table:number-columns-repeated="17"/>
        </table:table-row>
        <table:table-row table:style-name="ro2">
          <table:table-cell office:value-type="float" office:value="32.4212552">
            <text:p>32,42125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0.0000000015276234166528">
            <text:p>1,53E-009</text:p>
          </table:table-cell>
          <table:table-cell table:number-columns-repeated="17"/>
        </table:table-row>
        <table:table-row table:style-name="ro2">
          <table:table-cell office:value-type="float" office:value="19.4983213">
            <text:p>19,4983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0715639342696306">
            <text:p>0,0007156393</text:p>
          </table:table-cell>
          <table:table-cell table:number-columns-repeated="17"/>
        </table:table-row>
        <table:table-row table:style-name="ro2">
          <table:table-cell office:value-type="float" office:value="34.6667382">
            <text:p>34,66673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00933966736824221">
            <text:p>0,0009339667</text:p>
          </table:table-cell>
          <table:table-cell table:number-columns-repeated="17"/>
        </table:table-row>
        <table:table-row table:style-name="ro2">
          <table:table-cell office:value-type="float" office:value="40.5328756">
            <text:p>40,53287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0267659194360992">
            <text:p>0,0026765919</text:p>
          </table:table-cell>
          <table:table-cell table:number-columns-repeated="17"/>
        </table:table-row>
        <table:table-row table:style-name="ro2">
          <table:table-cell office:value-type="float" office:value="18.4254544">
            <text:p>18,4254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361184436313933">
            <text:p>0,0036118444</text:p>
          </table:table-cell>
          <table:table-cell table:number-columns-repeated="17"/>
        </table:table-row>
        <table:table-row table:style-name="ro2">
          <table:table-cell office:value-type="float" office:value="34.5098201">
            <text:p>34,5098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0383230667402318">
            <text:p>0,0038323067</text:p>
          </table:table-cell>
          <table:table-cell table:number-columns-repeated="17"/>
        </table:table-row>
        <table:table-row table:style-name="ro2">
          <table:table-cell office:value-type="float" office:value="32.7245633">
            <text:p>32,72456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0506163277893357">
            <text:p>0,0050616328</text:p>
          </table:table-cell>
          <table:table-cell table:number-columns-repeated="17"/>
        </table:table-row>
        <table:table-row table:style-name="ro2">
          <table:table-cell office:value-type="float" office:value="34.3529021">
            <text:p>34,3529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0673989598321234">
            <text:p>0,006739896</text:p>
          </table:table-cell>
          <table:table-cell table:number-columns-repeated="17"/>
        </table:table-row>
        <table:table-row table:style-name="ro2">
          <table:table-cell office:value-type="float" office:value="40.3874881">
            <text:p>40,38748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0757139230476356">
            <text:p>0,0075713923</text:p>
          </table:table-cell>
          <table:table-cell table:number-columns-repeated="17"/>
        </table:table-row>
        <table:table-row table:style-name="ro2">
          <table:table-cell office:value-type="float" office:value="16.2702119">
            <text:p>16,27021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212211316463987">
            <text:p>0,0212211316</text:p>
          </table:table-cell>
          <table:table-cell table:number-columns-repeated="17"/>
        </table:table-row>
        <table:table-row table:style-name="ro2">
          <table:table-cell office:value-type="float" office:value="18.2810697">
            <text:p>18,28106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16565824909981">
            <text:p>0,0216565825</text:p>
          </table:table-cell>
          <table:table-cell table:number-columns-repeated="17"/>
        </table:table-row>
        <table:table-row table:style-name="ro2">
          <table:table-cell office:value-type="float" office:value="33.9077159">
            <text:p>33,90771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455717726816857">
            <text:p>0,0455717727</text:p>
          </table:table-cell>
          <table:table-cell table:number-columns-repeated="17"/>
        </table:table-row>
        <table:table-row table:style-name="ro2">
          <table:table-cell office:value-type="float" office:value="21.7768928">
            <text:p>21,77689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522826450356727">
            <text:p>0,052282645</text:p>
          </table:table-cell>
          <table:table-cell table:number-columns-repeated="17"/>
        </table:table-row>
        <table:table-row table:style-name="ro2">
          <table:table-cell office:value-type="float" office:value="33.7638329">
            <text:p>33,76383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544358913733387">
            <text:p>0,0544358914</text:p>
          </table:table-cell>
          <table:table-cell table:number-columns-repeated="17"/>
        </table:table-row>
        <table:table-row table:style-name="ro2">
          <table:table-cell office:value-type="float" office:value="34.2140324">
            <text:p>34,21403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806707627854059">
            <text:p>0,0806707628</text:p>
          </table:table-cell>
          <table:table-cell table:number-columns-repeated="17"/>
        </table:table-row>
        <table:table-row table:style-name="ro2">
          <table:table-cell office:value-type="float" office:value="29.9526778">
            <text:p>29,9526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43485768850882">
            <text:p>0,2434857689</text:p>
          </table:table-cell>
          <table:table-cell table:number-columns-repeated="17"/>
        </table:table-row>
        <table:table-row table:style-name="ro2">
          <table:table-cell office:value-type="float" office:value="20.7165677">
            <text:p>20,7165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454423505789287">
            <text:p>0,4544235058</text:p>
          </table:table-cell>
          <table:table-cell table:number-columns-repeated="17"/>
        </table:table-row>
        <table:table-row table:style-name="ro2">
          <table:table-cell office:value-type="float" office:value="21.6390262">
            <text:p>21,63902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499947032923641">
            <text:p>0,4999470329</text:p>
          </table:table-cell>
          <table:table-cell table:number-columns-repeated="6"/>
          <table:table-cell>
            <draw:frame table:end-cell-address="Tabelle1.R43" table:end-x="1.029cm" table:end-y="0.314cm" draw:z-index="1" draw:style-name="gr1" draw:text-style-name="P1" svg:width="15.999cm" svg:height="8.999cm" svg:x="0.837cm" svg:y="0.347cm">
              <draw:object draw:notify-on-update-of-ranges="Tabelle1.D1:Tabelle1.D1 Tabelle1.D2:Tabelle1.D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float" office:value="16.1243231">
            <text:p>16,12432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9481469403553">
            <text:p>0,694814694</text:p>
          </table:table-cell>
          <table:table-cell table:number-columns-repeated="17"/>
        </table:table-row>
        <table:table-row table:style-name="ro2">
          <table:table-cell office:value-type="float" office:value="32.868447">
            <text:p>32,8684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708261778596531">
            <text:p>0,7082617786</text:p>
          </table:table-cell>
          <table:table-cell table:number-columns-repeated="17"/>
        </table:table-row>
        <table:table-row table:style-name="ro2">
          <table:table-cell office:value-type="float" office:value="18.1236506">
            <text:p>18,12365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32543301239001">
            <text:p>0,7325433012</text:p>
          </table:table-cell>
          <table:table-cell table:number-columns-repeated="17"/>
        </table:table-row>
        <table:table-row table:style-name="ro2">
          <table:table-cell office:value-type="float" office:value="33.6179436">
            <text:p>33,61794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38099861370598">
            <text:p>0,9380998614</text:p>
          </table:table-cell>
          <table:table-cell table:number-columns-repeated="17"/>
        </table:table-row>
        <table:table-row table:style-name="ro2">
          <table:table-cell office:value-type="float" office:value="23.7857453">
            <text:p>23,78574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52991397963123">
            <text:p>0,952991398</text:p>
          </table:table-cell>
          <table:table-cell table:number-columns-repeated="3"/>
          <table:table-cell office:value-type="string">
            <text:p>Median</text:p>
          </table:table-cell>
          <table:table-cell table:number-columns-repeated="13"/>
        </table:table-row>
        <table:table-row table:style-name="ro2">
          <table:table-cell office:value-type="float" office:value="21.9343124">
            <text:p>21,93431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59200052306534">
            <text:p>0,9592000523</text:p>
          </table:table-cell>
          <table:table-cell table:number-columns-repeated="3"/>
          <table:table-cell table:formula="of:=MEDIAN([.D2:.D173])" office:value-type="float" office:value="0.243485768850882">
            <text:p>0,2434857689</text:p>
          </table:table-cell>
          <table:table-cell table:number-columns-repeated="13"/>
        </table:table-row>
        <table:table-row table:style-name="ro2">
          <table:table-cell office:value-type="float" office:value="38.2307345">
            <text:p>38,23073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74470869334954">
            <text:p>0,9744708693</text:p>
          </table:table-cell>
          <table:table-cell table:number-columns-repeated="17"/>
        </table:table-row>
        <table:table-row table:style-name="ro2">
          <table:table-cell office:value-type="float" office:value="17.9672336">
            <text:p>17,96723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88184390787119">
            <text:p>0,9881843908</text:p>
          </table:table-cell>
          <table:table-cell table:number-columns-repeated="3"/>
          <table:table-cell table:formula="of:=AVERAGE([.D2:.D40])" office:value-type="float" office:value="0.417787335003733">
            <text:p>0,417787335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RAND()/100" office:value-type="float" office:value="0.00374105926370248">
            <text:p>0,0037410593</text:p>
          </table:table-cell>
          <table:table-cell table:formula="of:=PEARSON([.S31:.S55];[.T31:.T55])" office:value-type="float" office:value="0.114054451667872">
            <text:p>0,1140544517</text:p>
          </table:table-cell>
        </table:table-row>
        <table:table-row table:style-name="ro2">
          <table:table-cell office:value-type="float" office:value="17.6669336">
            <text:p>17,66693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98429676385885">
            <text:p>0,9984296764</text:p>
          </table:table-cell>
          <table:table-cell table:number-columns-repeated="14"/>
          <table:table-cell office:value-type="float" office:value="1">
            <text:p>1</text:p>
          </table:table-cell>
          <table:table-cell table:formula="of:=RAND()/100" office:value-type="float" office:value="0.00219789792085066">
            <text:p>0,0021978979</text:p>
          </table:table-cell>
          <table:table-cell/>
        </table:table-row>
        <table:table-row table:style-name="ro2">
          <table:table-cell office:value-type="float" office:value="18.737787">
            <text:p>18,7377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98931670038735">
            <text:p>0,99893167</text:p>
          </table:table-cell>
          <table:table-cell table:number-columns-repeated="14"/>
          <table:table-cell office:value-type="float" office:value="1">
            <text:p>1</text:p>
          </table:table-cell>
          <table:table-cell table:formula="of:=RAND()/100" office:value-type="float" office:value="0.00879956993972883">
            <text:p>0,0087995699</text:p>
          </table:table-cell>
          <table:table-cell/>
        </table:table-row>
        <table:table-row table:style-name="ro2">
          <table:table-cell office:value-type="float" office:value="35.447318">
            <text:p>35,4473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99154514539663">
            <text:p>0,9991545145</text:p>
          </table:table-cell>
          <table:table-cell table:number-columns-repeated="14"/>
          <table:table-cell office:value-type="float" office:value="1">
            <text:p>1</text:p>
          </table:table-cell>
          <table:table-cell table:formula="of:=RAND()/100" office:value-type="float" office:value="0.00644891423406079">
            <text:p>0,0064489142</text:p>
          </table:table-cell>
          <table:table-cell/>
        </table:table-row>
        <table:table-row table:style-name="ro2">
          <table:table-cell office:value-type="float" office:value="18.8962094">
            <text:p>18,896209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99392730784612">
            <text:p>0,9993927308</text:p>
          </table:table-cell>
          <table:table-cell table:number-columns-repeated="14"/>
          <table:table-cell office:value-type="float" office:value="1">
            <text:p>1</text:p>
          </table:table-cell>
          <table:table-cell table:formula="of:=RAND()/100" office:value-type="float" office:value="0.00717019191244617">
            <text:p>0,0071701919</text:p>
          </table:table-cell>
          <table:table-cell/>
        </table:table-row>
        <table:table-row table:style-name="ro2">
          <table:table-cell office:value-type="float" office:value="35.2904007">
            <text:p>35,29040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99468807804775">
            <text:p>0,9994688078</text:p>
          </table:table-cell>
          <table:table-cell table:number-columns-repeated="14"/>
          <table:table-cell office:value-type="float" office:value="1">
            <text:p>1</text:p>
          </table:table-cell>
          <table:table-cell table:formula="of:=RAND()/100" office:value-type="float" office:value="0.00600810122443363">
            <text:p>0,0060081012</text:p>
          </table:table-cell>
          <table:table-cell/>
        </table:table-row>
        <table:table-row table:style-name="ro2">
          <table:table-cell office:value-type="float" office:value="23.316997">
            <text:p>23,3169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999371184998">
            <text:p>0,9999371185</text:p>
          </table:table-cell>
          <table:table-cell table:number-columns-repeated="14"/>
          <table:table-cell office:value-type="float" office:value="1">
            <text:p>1</text:p>
          </table:table-cell>
          <table:table-cell table:formula="of:=RAND()/100" office:value-type="float" office:value="0.00201801538001746">
            <text:p>0,0020180154</text:p>
          </table:table-cell>
          <table:table-cell/>
        </table:table-row>
        <table:table-row table:style-name="ro2">
          <table:table-cell office:value-type="float" office:value="23.1796306">
            <text:p>23,17963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9999198654632">
            <text:p>0,9999919865</text:p>
          </table:table-cell>
          <table:table-cell table:number-columns-repeated="14"/>
          <table:table-cell office:value-type="float" office:value="1">
            <text:p>1</text:p>
          </table:table-cell>
          <table:table-cell table:formula="of:=RAND()/100" office:value-type="float" office:value="0.00817441148450598">
            <text:p>0,0081744115</text:p>
          </table:table-cell>
          <table:table-cell/>
        </table:table-row>
        <table:table-row table:style-name="ro2">
          <table:table-cell office:value-type="float" office:value="33.013834">
            <text:p>33,0138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99996851751576">
            <text:p>0,9999968518</text:p>
          </table:table-cell>
          <table:table-cell table:number-columns-repeated="14"/>
          <table:table-cell office:value-type="float" office:value="1">
            <text:p>1</text:p>
          </table:table-cell>
          <table:table-cell table:formula="of:=RAND()/100" office:value-type="float" office:value="0.00502102073980495">
            <text:p>0,0050210207</text:p>
          </table:table-cell>
          <table:table-cell/>
        </table:table-row>
        <table:table-row table:style-name="ro2">
          <table:table-cell office:value-type="float" office:value="33.4730584">
            <text:p>33,47305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9999850916753">
            <text:p>0,9999985092</text:p>
          </table:table-cell>
          <table:table-cell table:number-columns-repeated="14"/>
          <table:table-cell office:value-type="float" office:value="1">
            <text:p>1</text:p>
          </table:table-cell>
          <table:table-cell table:formula="of:=RAND()/100" office:value-type="float" office:value="0.000960633070208132">
            <text:p>0,0009606331</text:p>
          </table:table-cell>
          <table:table-cell/>
        </table:table-row>
        <table:table-row table:style-name="ro2">
          <table:table-cell office:value-type="float" office:value="11.9328071">
            <text:p>11,93280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267917207907885">
            <text:p>0,0026791721</text:p>
          </table:table-cell>
          <table:table-cell/>
        </table:table-row>
        <table:table-row table:style-name="ro2">
          <table:table-cell office:value-type="float" office:value="12.0902325">
            <text:p>12,0902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355065054958686">
            <text:p>0,0035506505</text:p>
          </table:table-cell>
          <table:table-cell/>
        </table:table-row>
        <table:table-row table:style-name="ro2">
          <table:table-cell office:value-type="float" office:value="12.5594829">
            <text:p>12,5594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275100539671257">
            <text:p>0,0027510054</text:p>
          </table:table-cell>
          <table:table-cell/>
        </table:table-row>
        <table:table-row table:style-name="ro2">
          <table:table-cell office:value-type="float" office:value="12.7159004">
            <text:p>12,7159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793322074459866">
            <text:p>0,0079332207</text:p>
          </table:table-cell>
          <table:table-cell/>
        </table:table-row>
        <table:table-row table:style-name="ro2">
          <table:table-cell office:value-type="float" office:value="13.1851507">
            <text:p>13,1851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786037566373125">
            <text:p>0,0078603757</text:p>
          </table:table-cell>
          <table:table-cell/>
        </table:table-row>
        <table:table-row table:style-name="ro2">
          <table:table-cell office:value-type="float" office:value="13.3405742">
            <text:p>13,340574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790905423462391">
            <text:p>0,0079090542</text:p>
          </table:table-cell>
          <table:table-cell/>
        </table:table-row>
        <table:table-row table:style-name="ro2">
          <table:table-cell office:value-type="float" office:value="13.4969909">
            <text:p>13,496990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497390093747526">
            <text:p>0,0049739009</text:p>
          </table:table-cell>
          <table:table-cell/>
        </table:table-row>
        <table:table-row table:style-name="ro2">
          <table:table-cell office:value-type="float" office:value="13.6604258">
            <text:p>13,66042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563279455993325">
            <text:p>0,0056327946</text:p>
          </table:table-cell>
          <table:table-cell/>
        </table:table-row>
        <table:table-row table:style-name="ro2">
          <table:table-cell office:value-type="float" office:value="13.798293">
            <text:p>13,79829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665050792274997">
            <text:p>0,0066505079</text:p>
          </table:table-cell>
          <table:table-cell/>
        </table:table-row>
        <table:table-row table:style-name="ro2">
          <table:table-cell office:value-type="float" office:value="13.95471">
            <text:p>13,954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161599321290851">
            <text:p>0,0016159932</text:p>
          </table:table-cell>
          <table:table-cell/>
        </table:table-row>
        <table:table-row table:style-name="ro2">
          <table:table-cell office:value-type="float" office:value="14.1109592">
            <text:p>14,11095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802035500993952">
            <text:p>0,008020355</text:p>
          </table:table-cell>
          <table:table-cell/>
        </table:table-row>
        <table:table-row table:style-name="ro2">
          <table:table-cell office:value-type="float" office:value="14.2748963">
            <text:p>14,27489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426264510024339">
            <text:p>0,0042626451</text:p>
          </table:table-cell>
          <table:table-cell/>
        </table:table-row>
        <table:table-row table:style-name="ro2">
          <table:table-cell office:value-type="float" office:value="14.4142665">
            <text:p>14,41426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108134888345376">
            <text:p>0,0010813489</text:p>
          </table:table-cell>
          <table:table-cell/>
        </table:table-row>
        <table:table-row table:style-name="ro2">
          <table:table-cell office:value-type="float" office:value="14.5741925">
            <text:p>14,5741925</text:p>
          </table:table-cell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476534095359966">
            <text:p>0,004765341</text:p>
          </table:table-cell>
          <table:table-cell/>
        </table:table-row>
        <table:table-row table:style-name="ro2">
          <table:table-cell office:value-type="float" office:value="14.7291057">
            <text:p>14,7291057</text:p>
          </table:table-cell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RAND()/100" office:value-type="float" office:value="0.00763710805214942">
            <text:p>0,0076371081</text:p>
          </table:table-cell>
          <table:table-cell/>
        </table:table-row>
        <table:table-row table:style-name="ro2">
          <table:table-cell office:value-type="float" office:value="14.8850222">
            <text:p>14,8850222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5.0404354">
            <text:p>15,0404354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5.1978547">
            <text:p>15,1978547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5.3602875">
            <text:p>15,3602875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5.4991575">
            <text:p>15,4991575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5.65407">
            <text:p>15,65407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5.8109885">
            <text:p>15,8109885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5.9699117">
            <text:p>15,9699117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6.4246241">
            <text:p>16,4246241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6.5710134">
            <text:p>16,5710134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6.7279314">
            <text:p>16,7279314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6.8833457">
            <text:p>16,8833457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7.040765">
            <text:p>17,040765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7.196179">
            <text:p>17,196179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7.3541006">
            <text:p>17,3541006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7.5095138">
            <text:p>17,5095138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7.8113178">
            <text:p>17,8113178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8.5818712">
            <text:p>18,5818712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9.0415964">
            <text:p>19,0415964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9.1985144">
            <text:p>19,1985144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9.3423979">
            <text:p>19,3423979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19.6447116">
            <text:p>19,6447116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19.7986218">
            <text:p>19,7986218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19.9565426">
            <text:p>19,9565426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0.1114553">
            <text:p>20,1114553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0.2673706">
            <text:p>20,2673706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0.4272973">
            <text:p>20,4272973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0.5716815">
            <text:p>20,5716815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0.8609522">
            <text:p>20,8609522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1.0173687">
            <text:p>21,0173687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1.1737858">
            <text:p>21,1737858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1.3307038">
            <text:p>21,3307038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1.4760913">
            <text:p>21,4760913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3.0176988">
            <text:p>23,0176988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3.4724107">
            <text:p>23,4724107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3.6288273">
            <text:p>23,6288273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3.9451702">
            <text:p>23,9451702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4.1010855">
            <text:p>24,1010855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4.2454705">
            <text:p>24,2454705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4.4013857">
            <text:p>24,4013857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4.5588053">
            <text:p>24,5588053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4.7157239">
            <text:p>24,7157239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5.1619124">
            <text:p>25,1619124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5.3228419">
            <text:p>25,3228419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5.4622126">
            <text:p>25,4622126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5.6206347">
            <text:p>25,6206347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5.7640169">
            <text:p>25,7640169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5.9219372">
            <text:p>25,9219372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6.078354">
            <text:p>26,078354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6.2217362">
            <text:p>26,2217362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6.3771504">
            <text:p>26,3771504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6.5325652">
            <text:p>26,5325652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27.1617409">
            <text:p>27,1617409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7.3171554">
            <text:p>27,3171554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7.4730707">
            <text:p>27,4730707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7.63049">
            <text:p>27,63049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7.7869068">
            <text:p>27,7869068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7.9332968">
            <text:p>27,9332968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8.389011">
            <text:p>28,389011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8.5449263">
            <text:p>28,5449263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8.7018446">
            <text:p>28,7018446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8.8572591">
            <text:p>28,8572591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9.0141769">
            <text:p>29,0141769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9.1710949">
            <text:p>29,1710949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9.3270102">
            <text:p>29,3270102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9.4839282">
            <text:p>29,4839282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9.639844">
            <text:p>29,639844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29.7977646">
            <text:p>29,7977646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0.2665134">
            <text:p>30,2665134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0.4219282">
            <text:p>30,4219282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0.5863658">
            <text:p>30,5863658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0.7232307">
            <text:p>30,7232307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0.8806502">
            <text:p>30,8806502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1.0380701">
            <text:p>31,0380701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1.1939853">
            <text:p>31,1939853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1.3488983">
            <text:p>31,3488983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1.5058158">
            <text:p>31,5058158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1.6642382">
            <text:p>31,6642382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1.8076204">
            <text:p>31,8076204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  <table:table-row table:style-name="ro2">
          <table:table-cell office:value-type="float" office:value="33.1772701">
            <text:p>33,1772701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3.3166409">
            <text:p>33,3166409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4.8236568">
            <text:p>34,8236568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4.979071">
            <text:p>34,979071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5.1349862">
            <text:p>35,1349862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5.6042363">
            <text:p>35,6042363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5.7611544">
            <text:p>35,7611544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5.9185742">
            <text:p>35,9185742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6.0759935">
            <text:p>36,0759935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6.2208795">
            <text:p>36,2208795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6.3657655">
            <text:p>36,3657655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6.5211795">
            <text:p>36,5211795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6.677095">
            <text:p>36,677095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6.8345143">
            <text:p>36,8345143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6.9914324">
            <text:p>36,9914324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7.1473479">
            <text:p>37,1473479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7.3037649">
            <text:p>37,3037649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7.4596802">
            <text:p>37,4596802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7.6170997">
            <text:p>37,6170997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7.7614842">
            <text:p>37,7614842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7.916899">
            <text:p>37,916899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8.073315">
            <text:p>38,073315</text:p>
          </table:table-cell>
          <table:table-cell table:number-columns-repeated="2"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float" office:value="38.6994836">
            <text:p>38,6994836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38.8448711">
            <text:p>38,8448711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39.0002915">
            <text:p>39,0002915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39.1572096">
            <text:p>39,1572096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39.3146291">
            <text:p>39,3146291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39.4705449">
            <text:p>39,4705449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39.6264599">
            <text:p>39,6264599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39.7843815">
            <text:p>39,7843815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39.928766">
            <text:p>39,928766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40.084681">
            <text:p>40,084681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40.241599">
            <text:p>40,241599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40.6767585">
            <text:p>40,6767585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40.8341781">
            <text:p>40,8341781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float" office:value="40.9880883">
            <text:p>40,98808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41.1440038">
            <text:p>41,1440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42.2369164">
            <text:p>42,23691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42.3933327">
            <text:p>42,39333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8"/>
        </table:table-row>
      </table:table>
      <table:database-ranges>
        <table:database-range table:name="__Anonymous_Sheet_DB__1" table:target-range-address="Tabelle1.L27:Tabelle1.L27" table:contains-header="false"/>
        <table:database-range table:name="__Anonymous_Sheet_DB__2" table:target-range-address="Tabelle1.A1:Tabelle1.D104857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6.04.2017</text:date>, <text:time>19:57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19:57:35.82</dc:date>
    <meta:document-statistic meta:table-count="1" meta:cell-count="613" meta:object-count="2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41cm" svg:y="1.65cm" style:legend-expansion="high" chart:style-name="ch2"/>
        <chart:plot-area chart:style-name="ch3" table:cell-range-address="Tabelle1.D1:Tabelle1.D167" chart:data-source-has-labels="row" svg:x="0.77cm" svg:y="0.855cm" svg:width="9.231cm" svg:height="7.545cm">
          <chartooo:coordinate-region svg:x="1.497cm" svg:y="1.068cm" svg:width="8.172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25:Tabelle1.D167" chart:label-cell-address="Tabelle1.D1:Tabelle1.D24" chart:class="chart:scatter">
            <chart:domain table:cell-range-address="Tabelle1.D25:Tabelle1.D167"/>
            <chart:data-point chart:repeated="1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correlationIfMismatch -0,9485871302 -0,1750210904 -0,0313922898 -7,92E-010 1,53E-009 0,0007156393 0,0009339667 0,0026765919 0,0036118444 0,0038323067 0,0050616328 0,006739896 0,0075713923 0,0212211316 0,0216565825 0,0455717727 0,052282645 0,0544358914 0,0806707628 0,2434857689 0,4544235058 0,4999470329 0,694814694</text:p>
                <text:list>
                  <text:list-item>
                    <text:p>correlationIfMismatch</text:p>
                  </text:list-item>
                  <text:list-item>
                    <text:p>-0,9485871302</text:p>
                  </text:list-item>
                  <text:list-item>
                    <text:p>-0,1750210904</text:p>
                  </text:list-item>
                  <text:list-item>
                    <text:p>-0,0313922898</text:p>
                  </text:list-item>
                  <text:list-item>
                    <text:p>-7,92E-010</text:p>
                  </text:list-item>
                  <text:list-item>
                    <text:p>1,53E-009</text:p>
                  </text:list-item>
                  <text:list-item>
                    <text:p>0,0007156393</text:p>
                  </text:list-item>
                  <text:list-item>
                    <text:p>0,0009339667</text:p>
                  </text:list-item>
                  <text:list-item>
                    <text:p>0,0026765919</text:p>
                  </text:list-item>
                  <text:list-item>
                    <text:p>0,0036118444</text:p>
                  </text:list-item>
                  <text:list-item>
                    <text:p>0,0038323067</text:p>
                  </text:list-item>
                  <text:list-item>
                    <text:p>0,0050616328</text:p>
                  </text:list-item>
                  <text:list-item>
                    <text:p>0,006739896</text:p>
                  </text:list-item>
                  <text:list-item>
                    <text:p>0,0075713923</text:p>
                  </text:list-item>
                  <text:list-item>
                    <text:p>0,0212211316</text:p>
                  </text:list-item>
                  <text:list-item>
                    <text:p>0,0216565825</text:p>
                  </text:list-item>
                  <text:list-item>
                    <text:p>0,0455717727</text:p>
                  </text:list-item>
                  <text:list-item>
                    <text:p>0,052282645</text:p>
                  </text:list-item>
                  <text:list-item>
                    <text:p>0,0544358914</text:p>
                  </text:list-item>
                  <text:list-item>
                    <text:p>0,0806707628</text:p>
                  </text:list-item>
                  <text:list-item>
                    <text:p>0,2434857689</text:p>
                  </text:list-item>
                  <text:list-item>
                    <text:p>0,4544235058</text:p>
                  </text:list-item>
                  <text:list-item>
                    <text:p>0,4999470329</text:p>
                  </text:list-item>
                  <text:list-item>
                    <text:p>0,694814694</text:p>
                  </text:list-item>
                </text:list>
                <draw:g>
                  <svg:desc>Tabelle1.D1:Tabelle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8261778596531">
                <text:p>0.708261778596531</text:p>
                <draw:g>
                  <svg:desc>Tabelle1.D25:Tabelle1.D167</svg:desc>
                </draw:g>
              </table:table-cell>
              <table:table-cell office:value-type="float" office:value="0.708261778596531">
                <text:p>0.708261778596531</text:p>
                <draw:g>
                  <svg:desc>Tabelle1.D25:Tabelle1.D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2543301239001">
                <text:p>0.732543301239001</text:p>
              </table:table-cell>
              <table:table-cell office:value-type="float" office:value="0.732543301239001">
                <text:p>0.732543301239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8099861370598">
                <text:p>0.938099861370598</text:p>
              </table:table-cell>
              <table:table-cell office:value-type="float" office:value="0.938099861370598">
                <text:p>0.938099861370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2991397963123">
                <text:p>0.952991397963123</text:p>
              </table:table-cell>
              <table:table-cell office:value-type="float" office:value="0.952991397963123">
                <text:p>0.952991397963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9200052306534">
                <text:p>0.959200052306534</text:p>
              </table:table-cell>
              <table:table-cell office:value-type="float" office:value="0.959200052306534">
                <text:p>0.959200052306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4470869334954">
                <text:p>0.974470869334954</text:p>
              </table:table-cell>
              <table:table-cell office:value-type="float" office:value="0.974470869334954">
                <text:p>0.974470869334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8184390787119">
                <text:p>0.988184390787119</text:p>
              </table:table-cell>
              <table:table-cell office:value-type="float" office:value="0.988184390787119">
                <text:p>0.988184390787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429676385885">
                <text:p>0.998429676385885</text:p>
              </table:table-cell>
              <table:table-cell office:value-type="float" office:value="0.998429676385885">
                <text:p>0.998429676385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8931670038735">
                <text:p>0.998931670038735</text:p>
              </table:table-cell>
              <table:table-cell office:value-type="float" office:value="0.998931670038735">
                <text:p>0.998931670038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154514539663">
                <text:p>0.999154514539663</text:p>
              </table:table-cell>
              <table:table-cell office:value-type="float" office:value="0.999154514539663">
                <text:p>0.999154514539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392730784612">
                <text:p>0.999392730784612</text:p>
              </table:table-cell>
              <table:table-cell office:value-type="float" office:value="0.999392730784612">
                <text:p>0.999392730784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468807804775">
                <text:p>0.999468807804775</text:p>
              </table:table-cell>
              <table:table-cell office:value-type="float" office:value="0.999468807804775">
                <text:p>0.999468807804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371184998">
                <text:p>0.9999371184998</text:p>
              </table:table-cell>
              <table:table-cell office:value-type="float" office:value="0.9999371184998">
                <text:p>0.9999371184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99198654632">
                <text:p>0.99999198654632</text:p>
              </table:table-cell>
              <table:table-cell office:value-type="float" office:value="0.99999198654632">
                <text:p>0.99999198654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996851751576">
                <text:p>0.999996851751576</text:p>
              </table:table-cell>
              <table:table-cell office:value-type="float" office:value="0.999996851751576">
                <text:p>0.999996851751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99850916753">
                <text:p>0.99999850916753</text:p>
              </table:table-cell>
              <table:table-cell office:value-type="float" office:value="0.99999850916753">
                <text:p>0.99999850916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91cm" svg:y="4.188cm" style:legend-expansion="high" chart:style-name="ch2"/>
        <chart:plot-area chart:style-name="ch3" table:cell-range-address="Tabelle1.D1:Tabelle1.D40" chart:data-source-has-labels="row" svg:x="0.77cm" svg:y="0.855cm" svg:width="10.581cm" svg:height="7.545cm">
          <chartooo:coordinate-region svg:x="1.603cm" svg:y="1.067cm" svg:width="9.562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2:Tabelle1.D40" chart:label-cell-address="Tabelle1.D1:Tabelle1.D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IfMismatch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48587130209889">
                <text:p>-0.948587130209889</text:p>
                <draw:g>
                  <svg:desc>Tabelle1.D2:Tabelle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75021090430607">
                <text:p>-0.175021090430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1392289805897">
                <text:p>-0.031392289805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00792426901874421">
                <text:p>-0.000000000792426901874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15276234166528">
                <text:p>0.0000000015276234166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15639342696306">
                <text:p>0.000715639342696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33966736824221">
                <text:p>0.000933966736824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67659194360992">
                <text:p>0.00267659194360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61184436313933">
                <text:p>0.00361184436313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83230667402318">
                <text:p>0.0038323066740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6163277893357">
                <text:p>0.00506163277893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3989598321234">
                <text:p>0.00673989598321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57139230476356">
                <text:p>0.00757139230476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12211316463987">
                <text:p>0.0212211316463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16565824909981">
                <text:p>0.0216565824909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5717726816857">
                <text:p>0.0455717726816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22826450356727">
                <text:p>0.0522826450356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44358913733387">
                <text:p>0.0544358913733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6707627854059">
                <text:p>0.0806707627854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485768850882">
                <text:p>0.243485768850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4423505789287">
                <text:p>0.454423505789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9947032923641">
                <text:p>0.499947032923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81469403553">
                <text:p>0.69481469403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8261778596531">
                <text:p>0.708261778596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32543301239001">
                <text:p>0.732543301239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8099861370598">
                <text:p>0.9380998613705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2991397963123">
                <text:p>0.952991397963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9200052306534">
                <text:p>0.959200052306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4470869334954">
                <text:p>0.974470869334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8184390787119">
                <text:p>0.988184390787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8429676385885">
                <text:p>0.998429676385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931670038735">
                <text:p>0.9989316700387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154514539663">
                <text:p>0.999154514539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392730784612">
                <text:p>0.999392730784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468807804775">
                <text:p>0.999468807804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9371184998">
                <text:p>0.9999371184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99198654632">
                <text:p>0.99999198654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996851751576">
                <text:p>0.999996851751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99850916753">
                <text:p>0.99999850916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